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Gotham Rounded SSm A" svg:font-family="'Gotham Rounded SSm A'" style:font-pitch="variable"/>
    <style:font-face style:name="Gotham Rounded SSm A1" svg:font-family="'Gotham Rounded SSm A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outline1">
      <style:graphic-properties fo:min-height="10.798cm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d575d" loext:opacity="100%" style:text-line-through-style="none" style:text-line-through-type="none" style:text-position="0% 100%" style:font-name="Gotham Rounded SSm A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1" draw:layer="layout" svg:width="25.4cm" svg:height="6.632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">
        <draw:frame draw:name="Title 1" presentation:style-name="pr4" draw:text-style-name="P1" draw:layer="layout" svg:width="29.21cm" svg:height="3.682cm" svg:x="2.328cm" svg:y="1.014cm" presentation:class="title">
          <draw:text-box>
            <text:p text:style-name="P4"><text:span text:style-name="T1">Things To do</text:span></text:p>
          </draw:text-box>
        </draw:frame>
        <draw:frame draw:name="Content Placeholder 2" presentation:style-name="pr5" draw:text-style-name="P1" draw:layer="layout" svg:width="30.479cm" svg:height="11.048cm" svg:x="1.693cm" svg:y="4.457cm" presentation:class="outline">
          <draw:text-box>
            <text:list text:style-name="L2">
              <text:list-item>
                <text:p text:style-name="P5"><text:span text:style-name="T2">Explore the data to check for missing values or erroneous entries, comment on redundant features, and add additional ones if needed</text:span></text:p>
              </text:list-item>
              <text:list-item>
                <text:p text:style-name="P5"><text:span text:style-name="T2">Create a new feature called HourOfTheDay, which will indicate the hour of the day at which the appointment was booked</text:span></text:p>
              </text:list-item>
              <text:list-item>
                <text:p text:style-name="P5"><text:span text:style-name="T2">Identify and remove outliers from the age column and explain the reason behind the selected outlier treatment using an appropriate plot</text:span></text:p>
              </text:list-item>
              <text:list-item>
                <text:p text:style-name="P5"><text:span text:style-name="T2">Analyze the probability of showing up with respect to different features, create a scatter plot and trend lines to analyze the relation between the probability of showing up with respect to age or hour of the day, and describe your findings</text:span></text:p>
              </text:list-item>
              <text:list-item>
                <text:p text:style-name="P5"><text:span text:style-name="T2">Create a bar graph to depict the probability of showing up for diabetes, alcoholism, hypertension, TB, smokes, and scholarship</text:span></text:p>
              </text:list-item>
              <text:list-item>
                <text:p text:style-name="P5"><text:span text:style-name="T2">Create separate bar graphs to show the probability of showing up with respect to male or female, day of the week, and SMS reminder columns and describe your findings</text:span></text:p>
              </text:list-item>
              <text:list-item>
                <text:p text:style-name="P5"><text:span text:style-name="T2">Use different classification models to predict the show or no-show status based on the features that display the most variation in the probability of showing up</text:span></text:p>
              </text:list-item>
              <text:list-item>
                <text:p text:style-name="P5"><text:span text:style-name="T2">Evaluate the models and choose the best one for the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draw:frame presentation:style-name="pr7" draw:layer="layout" svg:width="29.21cm" svg:height="3.682cm" svg:x="2.328cm" svg:y="1.014cm" presentation:class="title" presentation:placeholder="true">
          <draw:text-box/>
        </draw:frame>
        <draw:frame presentation:style-name="pr8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Gotham Rounded SSm A" svg:font-family="'Gotham Rounded SSm A'" style:font-pitch="variable"/>
    <style:font-face style:name="Gotham Rounded SSm A1" svg:font-family="'Gotham Rounded SSm A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06-20">6/20/22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PowerPoint Presentation</dc:title>
    <meta:initial-creator>Arifin Othman</meta:initial-creator>
    <meta:creation-date>2022-06-18T09:19:24Z</meta:creation-date>
    <dc:date>2022-06-20T01:24:55.300000000</dc:date>
    <meta:editing-cycles>2</meta:editing-cycles>
    <meta:editing-duration>P1DT4H32M13S</meta:editing-duration>
    <meta:document-statistic meta:object-count="159"/>
  </office:meta>
</office:document-meta>
</file>